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2" table:style-name="ta1">
        <table:shapes>
          <draw:frame draw:z-index="0" draw:style-name="gr1" draw:text-style-name="P1" svg:width="510.77pt" svg:height="306.45pt" svg:x="163.76pt" svg:y="1167.82pt">
            <draw:object draw:notify-on-update-of-ranges="nk5_threads_2.A2:nk5_threads_2.A101 nk5_threads_2.B2:nk5_threads_2.B101 nk5_threads_2.A2:nk5_threads_2.A101 nk5_threads_2.C2:nk5_threads_2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time_simple </text:p>
          </table:table-cell>
          <table:table-cell office:value-type="string" calcext:value-type="string">
            <text:p>time_parall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80101" calcext:value-type="float">
            <text:p>5.80101</text:p>
          </table:table-cell>
          <table:table-cell office:value-type="float" office:value="4.35395" calcext:value-type="float">
            <text:p>4.35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8889" calcext:value-type="float">
            <text:p>11.8889</text:p>
          </table:table-cell>
          <table:table-cell office:value-type="float" office:value="7.57592" calcext:value-type="float">
            <text:p>7.57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6949" calcext:value-type="float">
            <text:p>17.6949</text:p>
          </table:table-cell>
          <table:table-cell office:value-type="float" office:value="11.0054" calcext:value-type="float">
            <text:p>11.0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857" calcext:value-type="float">
            <text:p>22.5857</text:p>
          </table:table-cell>
          <table:table-cell office:value-type="float" office:value="13.3785" calcext:value-type="float">
            <text:p>13.37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.8839" calcext:value-type="float">
            <text:p>27.8839</text:p>
          </table:table-cell>
          <table:table-cell office:value-type="float" office:value="16.2557" calcext:value-type="float">
            <text:p>16.25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639" calcext:value-type="float">
            <text:p>33.2639</text:p>
          </table:table-cell>
          <table:table-cell office:value-type="float" office:value="19.9357" calcext:value-type="float">
            <text:p>19.93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.9275" calcext:value-type="float">
            <text:p>38.9275</text:p>
          </table:table-cell>
          <table:table-cell office:value-type="float" office:value="22.3028" calcext:value-type="float">
            <text:p>22.3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.0446" calcext:value-type="float">
            <text:p>45.0446</text:p>
          </table:table-cell>
          <table:table-cell office:value-type="float" office:value="25.7563" calcext:value-type="float">
            <text:p>25.75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.1529" calcext:value-type="float">
            <text:p>50.1529</text:p>
          </table:table-cell>
          <table:table-cell office:value-type="float" office:value="28.5386" calcext:value-type="float">
            <text:p>28.53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.1541" calcext:value-type="float">
            <text:p>55.1541</text:p>
          </table:table-cell>
          <table:table-cell office:value-type="float" office:value="30.9605" calcext:value-type="float">
            <text:p>30.96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.652" calcext:value-type="float">
            <text:p>61.652</text:p>
          </table:table-cell>
          <table:table-cell office:value-type="float" office:value="34.854" calcext:value-type="float">
            <text:p>34.8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.8572" calcext:value-type="float">
            <text:p>66.8572</text:p>
          </table:table-cell>
          <table:table-cell office:value-type="float" office:value="37.5137" calcext:value-type="float">
            <text:p>37.51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2.8555" calcext:value-type="float">
            <text:p>72.8555</text:p>
          </table:table-cell>
          <table:table-cell office:value-type="float" office:value="40.163" calcext:value-type="float">
            <text:p>40.1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.4285" calcext:value-type="float">
            <text:p>77.4285</text:p>
          </table:table-cell>
          <table:table-cell office:value-type="float" office:value="43.177" calcext:value-type="float">
            <text:p>43.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.847" calcext:value-type="float">
            <text:p>82.847</text:p>
          </table:table-cell>
          <table:table-cell office:value-type="float" office:value="46.128" calcext:value-type="float">
            <text:p>46.1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.6649" calcext:value-type="float">
            <text:p>88.6649</text:p>
          </table:table-cell>
          <table:table-cell office:value-type="float" office:value="49.3976" calcext:value-type="float">
            <text:p>49.39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.4426" calcext:value-type="float">
            <text:p>95.4426</text:p>
          </table:table-cell>
          <table:table-cell office:value-type="float" office:value="51.6371" calcext:value-type="float">
            <text:p>51.6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.8638" calcext:value-type="float">
            <text:p>98.8638</text:p>
          </table:table-cell>
          <table:table-cell office:value-type="float" office:value="54.8785" calcext:value-type="float">
            <text:p>54.87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.633" calcext:value-type="float">
            <text:p>104.633</text:p>
          </table:table-cell>
          <table:table-cell office:value-type="float" office:value="57.8517" calcext:value-type="float">
            <text:p>57.85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.883" calcext:value-type="float">
            <text:p>109.883</text:p>
          </table:table-cell>
          <table:table-cell office:value-type="float" office:value="60.4407" calcext:value-type="float">
            <text:p>60.44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.761" calcext:value-type="float">
            <text:p>115.761</text:p>
          </table:table-cell>
          <table:table-cell office:value-type="float" office:value="64.257" calcext:value-type="float">
            <text:p>64.2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0.938" calcext:value-type="float">
            <text:p>120.938</text:p>
          </table:table-cell>
          <table:table-cell office:value-type="float" office:value="66.4089" calcext:value-type="float">
            <text:p>66.40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7.105" calcext:value-type="float">
            <text:p>127.105</text:p>
          </table:table-cell>
          <table:table-cell office:value-type="float" office:value="70.2682" calcext:value-type="float">
            <text:p>70.26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.578" calcext:value-type="float">
            <text:p>132.578</text:p>
          </table:table-cell>
          <table:table-cell office:value-type="float" office:value="72.3721" calcext:value-type="float">
            <text:p>72.37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.004" calcext:value-type="float">
            <text:p>138.004</text:p>
          </table:table-cell>
          <table:table-cell office:value-type="float" office:value="75.4508" calcext:value-type="float">
            <text:p>75.45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9.919" calcext:value-type="float">
            <text:p>149.919</text:p>
          </table:table-cell>
          <table:table-cell office:value-type="float" office:value="78.108" calcext:value-type="float">
            <text:p>78.1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7.954" calcext:value-type="float">
            <text:p>147.954</text:p>
          </table:table-cell>
          <table:table-cell office:value-type="float" office:value="81.0454" calcext:value-type="float">
            <text:p>81.04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83.8501" calcext:value-type="float">
            <text:p>83.85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8.497" calcext:value-type="float">
            <text:p>158.497</text:p>
          </table:table-cell>
          <table:table-cell office:value-type="float" office:value="86.5984" calcext:value-type="float">
            <text:p>86.59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89.5817" calcext:value-type="float">
            <text:p>89.58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9.911" calcext:value-type="float">
            <text:p>169.911</text:p>
          </table:table-cell>
          <table:table-cell office:value-type="float" office:value="92.7775" calcext:value-type="float">
            <text:p>92.77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5.67" calcext:value-type="float">
            <text:p>175.67</text:p>
          </table:table-cell>
          <table:table-cell office:value-type="float" office:value="95.7448" calcext:value-type="float">
            <text:p>95.74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0.915" calcext:value-type="float">
            <text:p>180.915</text:p>
          </table:table-cell>
          <table:table-cell office:value-type="float" office:value="99.4787" calcext:value-type="float">
            <text:p>99.478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6.063" calcext:value-type="float">
            <text:p>186.063</text:p>
          </table:table-cell>
          <table:table-cell office:value-type="float" office:value="101.443" calcext:value-type="float">
            <text:p>101.4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1.861" calcext:value-type="float">
            <text:p>191.861</text:p>
          </table:table-cell>
          <table:table-cell office:value-type="float" office:value="104.727" calcext:value-type="float">
            <text:p>104.7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6.387" calcext:value-type="float">
            <text:p>196.387</text:p>
          </table:table-cell>
          <table:table-cell office:value-type="float" office:value="106.861" calcext:value-type="float">
            <text:p>106.8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2.372" calcext:value-type="float">
            <text:p>202.372</text:p>
          </table:table-cell>
          <table:table-cell office:value-type="float" office:value="109.891" calcext:value-type="float">
            <text:p>109.89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4.122" calcext:value-type="float">
            <text:p>214.122</text:p>
          </table:table-cell>
          <table:table-cell office:value-type="float" office:value="115.516" calcext:value-type="float">
            <text:p>115.5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3.237" calcext:value-type="float">
            <text:p>213.237</text:p>
          </table:table-cell>
          <table:table-cell office:value-type="float" office:value="115.441" calcext:value-type="float">
            <text:p>115.4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.033" calcext:value-type="float">
            <text:p>221.033</text:p>
          </table:table-cell>
          <table:table-cell office:value-type="float" office:value="119.701" calcext:value-type="float">
            <text:p>119.7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4.041" calcext:value-type="float">
            <text:p>224.041</text:p>
          </table:table-cell>
          <table:table-cell office:value-type="float" office:value="121.88" calcext:value-type="float">
            <text:p>121.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9.833" calcext:value-type="float">
            <text:p>229.833</text:p>
          </table:table-cell>
          <table:table-cell office:value-type="float" office:value="125.374" calcext:value-type="float">
            <text:p>125.3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6.406" calcext:value-type="float">
            <text:p>236.406</text:p>
          </table:table-cell>
          <table:table-cell office:value-type="float" office:value="127.06" calcext:value-type="float">
            <text:p>127.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9.339" calcext:value-type="float">
            <text:p>239.339</text:p>
          </table:table-cell>
          <table:table-cell office:value-type="float" office:value="129.66" calcext:value-type="float">
            <text:p>129.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6.885" calcext:value-type="float">
            <text:p>246.885</text:p>
          </table:table-cell>
          <table:table-cell office:value-type="float" office:value="133.619" calcext:value-type="float">
            <text:p>133.6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4.288" calcext:value-type="float">
            <text:p>254.288</text:p>
          </table:table-cell>
          <table:table-cell office:value-type="float" office:value="136.538" calcext:value-type="float">
            <text:p>136.5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0.9" calcext:value-type="float">
            <text:p>260.9</text:p>
          </table:table-cell>
          <table:table-cell office:value-type="float" office:value="139.693" calcext:value-type="float">
            <text:p>139.6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2.005" calcext:value-type="float">
            <text:p>262.005</text:p>
          </table:table-cell>
          <table:table-cell office:value-type="float" office:value="141.86" calcext:value-type="float">
            <text:p>141.8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8.828" calcext:value-type="float">
            <text:p>268.828</text:p>
          </table:table-cell>
          <table:table-cell office:value-type="float" office:value="144.529" calcext:value-type="float">
            <text:p>144.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2.966" calcext:value-type="float">
            <text:p>272.966</text:p>
          </table:table-cell>
          <table:table-cell office:value-type="float" office:value="147.43" calcext:value-type="float">
            <text:p>147.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8.236" calcext:value-type="float">
            <text:p>278.236</text:p>
          </table:table-cell>
          <table:table-cell office:value-type="float" office:value="150.828" calcext:value-type="float">
            <text:p>150.8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82.184" calcext:value-type="float">
            <text:p>282.184</text:p>
          </table:table-cell>
          <table:table-cell office:value-type="float" office:value="152.945" calcext:value-type="float">
            <text:p>152.9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89.147" calcext:value-type="float">
            <text:p>289.147</text:p>
          </table:table-cell>
          <table:table-cell office:value-type="float" office:value="157.04" calcext:value-type="float">
            <text:p>157.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0.352" calcext:value-type="float">
            <text:p>300.352</text:p>
          </table:table-cell>
          <table:table-cell office:value-type="float" office:value="158.957" calcext:value-type="float">
            <text:p>158.9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0.601" calcext:value-type="float">
            <text:p>300.601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8.463" calcext:value-type="float">
            <text:p>308.463</text:p>
          </table:table-cell>
          <table:table-cell office:value-type="float" office:value="167.657" calcext:value-type="float">
            <text:p>167.6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10.652" calcext:value-type="float">
            <text:p>310.652</text:p>
          </table:table-cell>
          <table:table-cell office:value-type="float" office:value="167.859" calcext:value-type="float">
            <text:p>167.8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15.958" calcext:value-type="float">
            <text:p>315.958</text:p>
          </table:table-cell>
          <table:table-cell office:value-type="float" office:value="170.988" calcext:value-type="float">
            <text:p>170.9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1.178" calcext:value-type="float">
            <text:p>321.178</text:p>
          </table:table-cell>
          <table:table-cell office:value-type="float" office:value="172.758" calcext:value-type="float">
            <text:p>172.7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6.662" calcext:value-type="float">
            <text:p>326.662</text:p>
          </table:table-cell>
          <table:table-cell office:value-type="float" office:value="176.618" calcext:value-type="float">
            <text:p>176.6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3.301" calcext:value-type="float">
            <text:p>333.301</text:p>
          </table:table-cell>
          <table:table-cell office:value-type="float" office:value="181.312" calcext:value-type="float">
            <text:p>181.3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0.751" calcext:value-type="float">
            <text:p>340.751</text:p>
          </table:table-cell>
          <table:table-cell office:value-type="float" office:value="182.204" calcext:value-type="float">
            <text:p>182.20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3.408" calcext:value-type="float">
            <text:p>343.408</text:p>
          </table:table-cell>
          <table:table-cell office:value-type="float" office:value="184.518" calcext:value-type="float">
            <text:p>184.5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9.098" calcext:value-type="float">
            <text:p>349.098</text:p>
          </table:table-cell>
          <table:table-cell office:value-type="float" office:value="186.419" calcext:value-type="float">
            <text:p>186.4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5.662" calcext:value-type="float">
            <text:p>355.662</text:p>
          </table:table-cell>
          <table:table-cell office:value-type="float" office:value="190.812" calcext:value-type="float">
            <text:p>190.8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61.519" calcext:value-type="float">
            <text:p>361.519</text:p>
          </table:table-cell>
          <table:table-cell office:value-type="float" office:value="193.988" calcext:value-type="float">
            <text:p>193.98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67.107" calcext:value-type="float">
            <text:p>367.107</text:p>
          </table:table-cell>
          <table:table-cell office:value-type="float" office:value="199.921" calcext:value-type="float">
            <text:p>199.9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1.736" calcext:value-type="float">
            <text:p>371.736</text:p>
          </table:table-cell>
          <table:table-cell office:value-type="float" office:value="200.248" calcext:value-type="float">
            <text:p>200.24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78.771" calcext:value-type="float">
            <text:p>378.771</text:p>
          </table:table-cell>
          <table:table-cell office:value-type="float" office:value="201.637" calcext:value-type="float">
            <text:p>201.6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2.041" calcext:value-type="float">
            <text:p>382.041</text:p>
          </table:table-cell>
          <table:table-cell office:value-type="float" office:value="206.373" calcext:value-type="float">
            <text:p>206.37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87.631" calcext:value-type="float">
            <text:p>387.631</text:p>
          </table:table-cell>
          <table:table-cell office:value-type="float" office:value="207.39" calcext:value-type="float">
            <text:p>207.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2.503" calcext:value-type="float">
            <text:p>392.503</text:p>
          </table:table-cell>
          <table:table-cell office:value-type="float" office:value="210.751" calcext:value-type="float">
            <text:p>210.7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9.702" calcext:value-type="float">
            <text:p>399.702</text:p>
          </table:table-cell>
          <table:table-cell office:value-type="float" office:value="214.179" calcext:value-type="float">
            <text:p>214.1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1.654" calcext:value-type="float">
            <text:p>401.654</text:p>
          </table:table-cell>
          <table:table-cell office:value-type="float" office:value="216.467" calcext:value-type="float">
            <text:p>216.4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7.628" calcext:value-type="float">
            <text:p>407.628</text:p>
          </table:table-cell>
          <table:table-cell office:value-type="float" office:value="220.006" calcext:value-type="float">
            <text:p>220.0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16.123" calcext:value-type="float">
            <text:p>416.123</text:p>
          </table:table-cell>
          <table:table-cell office:value-type="float" office:value="225.574" calcext:value-type="float">
            <text:p>225.57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0.523" calcext:value-type="float">
            <text:p>420.523</text:p>
          </table:table-cell>
          <table:table-cell office:value-type="float" office:value="226.205" calcext:value-type="float">
            <text:p>226.2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8.784" calcext:value-type="float">
            <text:p>428.784</text:p>
          </table:table-cell>
          <table:table-cell office:value-type="float" office:value="228.192" calcext:value-type="float">
            <text:p>228.19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1.634" calcext:value-type="float">
            <text:p>431.634</text:p>
          </table:table-cell>
          <table:table-cell office:value-type="float" office:value="231.177" calcext:value-type="float">
            <text:p>231.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6.471" calcext:value-type="float">
            <text:p>436.471</text:p>
          </table:table-cell>
          <table:table-cell office:value-type="float" office:value="234.552" calcext:value-type="float">
            <text:p>234.55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9.605" calcext:value-type="float">
            <text:p>439.605</text:p>
          </table:table-cell>
          <table:table-cell office:value-type="float" office:value="238.233" calcext:value-type="float">
            <text:p>238.2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6.224" calcext:value-type="float">
            <text:p>446.224</text:p>
          </table:table-cell>
          <table:table-cell office:value-type="float" office:value="238.917" calcext:value-type="float">
            <text:p>238.9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60.163" calcext:value-type="float">
            <text:p>460.163</text:p>
          </table:table-cell>
          <table:table-cell office:value-type="float" office:value="244.576" calcext:value-type="float">
            <text:p>244.57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5.995" calcext:value-type="float">
            <text:p>455.995</text:p>
          </table:table-cell>
          <table:table-cell office:value-type="float" office:value="245.76" calcext:value-type="float">
            <text:p>245.7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2.069" calcext:value-type="float">
            <text:p>462.069</text:p>
          </table:table-cell>
          <table:table-cell office:value-type="float" office:value="250.275" calcext:value-type="float">
            <text:p>250.2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69.741" calcext:value-type="float">
            <text:p>469.741</text:p>
          </table:table-cell>
          <table:table-cell office:value-type="float" office:value="250.066" calcext:value-type="float">
            <text:p>250.06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74.582" calcext:value-type="float">
            <text:p>474.582</text:p>
          </table:table-cell>
          <table:table-cell office:value-type="float" office:value="253.278" calcext:value-type="float">
            <text:p>253.2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76.048" calcext:value-type="float">
            <text:p>476.048</text:p>
          </table:table-cell>
          <table:table-cell office:value-type="float" office:value="256.338" calcext:value-type="float">
            <text:p>256.33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83.37" calcext:value-type="float">
            <text:p>483.37</text:p>
          </table:table-cell>
          <table:table-cell office:value-type="float" office:value="259.52" calcext:value-type="float">
            <text:p>259.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0.908" calcext:value-type="float">
            <text:p>490.908</text:p>
          </table:table-cell>
          <table:table-cell office:value-type="float" office:value="263.255" calcext:value-type="float">
            <text:p>263.2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02.954" calcext:value-type="float">
            <text:p>502.954</text:p>
          </table:table-cell>
          <table:table-cell office:value-type="float" office:value="276.519" calcext:value-type="float">
            <text:p>276.5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1.949" calcext:value-type="float">
            <text:p>501.949</text:p>
          </table:table-cell>
          <table:table-cell office:value-type="float" office:value="268.163" calcext:value-type="float">
            <text:p>268.16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05.246" calcext:value-type="float">
            <text:p>505.246</text:p>
          </table:table-cell>
          <table:table-cell office:value-type="float" office:value="271.075" calcext:value-type="float">
            <text:p>271.0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11.593" calcext:value-type="float">
            <text:p>511.593</text:p>
          </table:table-cell>
          <table:table-cell office:value-type="float" office:value="276.773" calcext:value-type="float">
            <text:p>276.77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6.589" calcext:value-type="float">
            <text:p>516.589</text:p>
          </table:table-cell>
          <table:table-cell office:value-type="float" office:value="278.814" calcext:value-type="float">
            <text:p>278.8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25.439" calcext:value-type="float">
            <text:p>525.439</text:p>
          </table:table-cell>
          <table:table-cell office:value-type="float" office:value="281.804" calcext:value-type="float">
            <text:p>281.80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27.088" calcext:value-type="float">
            <text:p>527.088</text:p>
          </table:table-cell>
          <table:table-cell office:value-type="float" office:value="282.503" calcext:value-type="float">
            <text:p>282.5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31.389" calcext:value-type="float">
            <text:p>531.389</text:p>
          </table:table-cell>
          <table:table-cell office:value-type="float" office:value="287.629" calcext:value-type="float">
            <text:p>287.6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40.313" calcext:value-type="float">
            <text:p>540.313</text:p>
          </table:table-cell>
          <table:table-cell office:value-type="float" office:value="289.404" calcext:value-type="float">
            <text:p>289.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6.158" calcext:value-type="float">
            <text:p>546.158</text:p>
          </table:table-cell>
          <table:table-cell office:value-type="float" office:value="292.554" calcext:value-type="float">
            <text:p>292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04:05.875388935</dc:date>
    <meta:editing-duration>PT3M25S</meta:editing-duration>
    <meta:editing-cycles>1</meta:editing-cycles>
    <meta:document-statistic meta:table-count="1" meta:cell-count="30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cm" svg:height="10.812cm" xlink:href=".." xlink:type="simple" chart:class="chart:scatter" chart:style-name="ch1">
        <chart:title svg:x="5.011cm" svg:y="0.352cm" chart:style-name="ch2">
          <text:p>График времени вычисления при n=5</text:p>
        </chart:title>
        <chart:subtitle svg:x="6.995cm" svg:y="1.373cm" chart:style-name="ch3">
          <text:p>Количество потоков 2</text:p>
        </chart:subtitle>
        <chart:legend chart:legend-position="end" svg:x="13.739cm" svg:y="4.858cm" style:legend-expansion="high" chart:style-name="ch4"/>
        <chart:plot-area chart:style-name="ch5" table:cell-range-address="nk5_threads_2.A2:nk5_threads_2.C101" chart:data-source-has-labels="row" svg:x="1.371cm" svg:y="2.298cm" svg:width="12.008cm" svg:height="7.317cm">
          <chartooo:coordinate-region svg:x="2.178cm" svg:y="2.497cm" svg:width="10.829cm" svg:height="6.471cm"/>
          <chart:axis chart:dimension="x" chart:name="primary-x" chart:style-name="ch6">
            <chart:title svg:x="7.199cm" svg:y="9.831cm" chart:style-name="ch7">
              <text:p>N</text:p>
            </chart:title>
          </chart:axis>
          <chart:axis chart:dimension="y" chart:name="primary-y" chart:style-name="ch8">
            <chart:title svg:x="0.451cm" svg:y="6.265cm" chart:style-name="ch9">
              <text:p>мкс</text:p>
            </chart:title>
            <chart:grid chart:style-name="ch10" chart:class="major"/>
          </chart:axis>
          <chart:series chart:style-name="ch11" chart:values-cell-range-address="nk5_threads_2.B2:nk5_threads_2.B101" loext:label-string="последовательный" chart:class="chart:scatter">
            <chart:domain table:cell-range-address="nk5_threads_2.A2:nk5_threads_2.A101"/>
            <chart:data-point chart:repeated="100"/>
          </chart:series>
          <chart:series chart:style-name="ch12" chart:values-cell-range-address="nk5_threads_2.C2:nk5_threads_2.C101" loext:label-string="параллельны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следовательный</text:p>
              </table:table-cell>
              <table:table-cell office:value-type="string">
                <text:p>параллель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5.80101">
                <text:p>5.80101</text:p>
                <draw:g>
                  <svg:desc>nk5_threads_2.B2:nk5_threads_2.B101</svg:desc>
                </draw:g>
              </table:table-cell>
              <table:table-cell office:value-type="float" office:value="4.35395">
                <text:p>4.35395</text:p>
                <draw:g>
                  <svg:desc>nk5_threads_2.C2:nk5_threads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8889">
                <text:p>11.8889</text:p>
              </table:table-cell>
              <table:table-cell office:value-type="float" office:value="7.57592">
                <text:p>7.57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.6949">
                <text:p>17.6949</text:p>
              </table:table-cell>
              <table:table-cell office:value-type="float" office:value="11.0054">
                <text:p>11.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.5857">
                <text:p>22.5857</text:p>
              </table:table-cell>
              <table:table-cell office:value-type="float" office:value="13.3785">
                <text:p>13.3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.8839">
                <text:p>27.8839</text:p>
              </table:table-cell>
              <table:table-cell office:value-type="float" office:value="16.2557">
                <text:p>16.2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2639">
                <text:p>33.2639</text:p>
              </table:table-cell>
              <table:table-cell office:value-type="float" office:value="19.9357">
                <text:p>19.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8.9275">
                <text:p>38.9275</text:p>
              </table:table-cell>
              <table:table-cell office:value-type="float" office:value="22.3028">
                <text:p>22.3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5.0446">
                <text:p>45.0446</text:p>
              </table:table-cell>
              <table:table-cell office:value-type="float" office:value="25.7563">
                <text:p>25.7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0.1529">
                <text:p>50.1529</text:p>
              </table:table-cell>
              <table:table-cell office:value-type="float" office:value="28.5386">
                <text:p>28.5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5.1541">
                <text:p>55.1541</text:p>
              </table:table-cell>
              <table:table-cell office:value-type="float" office:value="30.9605">
                <text:p>30.9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1.652">
                <text:p>61.652</text:p>
              </table:table-cell>
              <table:table-cell office:value-type="float" office:value="34.854">
                <text:p>34.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6.8572">
                <text:p>66.8572</text:p>
              </table:table-cell>
              <table:table-cell office:value-type="float" office:value="37.5137">
                <text:p>37.5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2.8555">
                <text:p>72.8555</text:p>
              </table:table-cell>
              <table:table-cell office:value-type="float" office:value="40.163">
                <text:p>40.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77.4285">
                <text:p>77.4285</text:p>
              </table:table-cell>
              <table:table-cell office:value-type="float" office:value="43.177">
                <text:p>43.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82.847">
                <text:p>82.847</text:p>
              </table:table-cell>
              <table:table-cell office:value-type="float" office:value="46.128">
                <text:p>46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88.6649">
                <text:p>88.6649</text:p>
              </table:table-cell>
              <table:table-cell office:value-type="float" office:value="49.3976">
                <text:p>49.3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5.4426">
                <text:p>95.4426</text:p>
              </table:table-cell>
              <table:table-cell office:value-type="float" office:value="51.6371">
                <text:p>51.6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98.8638">
                <text:p>98.8638</text:p>
              </table:table-cell>
              <table:table-cell office:value-type="float" office:value="54.8785">
                <text:p>54.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04.633">
                <text:p>104.633</text:p>
              </table:table-cell>
              <table:table-cell office:value-type="float" office:value="57.8517">
                <text:p>57.8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09.883">
                <text:p>109.883</text:p>
              </table:table-cell>
              <table:table-cell office:value-type="float" office:value="60.4407">
                <text:p>60.4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15.761">
                <text:p>115.761</text:p>
              </table:table-cell>
              <table:table-cell office:value-type="float" office:value="64.257">
                <text:p>64.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20.938">
                <text:p>120.938</text:p>
              </table:table-cell>
              <table:table-cell office:value-type="float" office:value="66.4089">
                <text:p>66.4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27.105">
                <text:p>127.105</text:p>
              </table:table-cell>
              <table:table-cell office:value-type="float" office:value="70.2682">
                <text:p>70.2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32.578">
                <text:p>132.578</text:p>
              </table:table-cell>
              <table:table-cell office:value-type="float" office:value="72.3721">
                <text:p>72.3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38.004">
                <text:p>138.004</text:p>
              </table:table-cell>
              <table:table-cell office:value-type="float" office:value="75.4508">
                <text:p>75.4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49.919">
                <text:p>149.919</text:p>
              </table:table-cell>
              <table:table-cell office:value-type="float" office:value="78.108">
                <text:p>78.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47.954">
                <text:p>147.954</text:p>
              </table:table-cell>
              <table:table-cell office:value-type="float" office:value="81.0454">
                <text:p>81.0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53.258">
                <text:p>153.258</text:p>
              </table:table-cell>
              <table:table-cell office:value-type="float" office:value="83.8501">
                <text:p>83.8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58.497">
                <text:p>158.497</text:p>
              </table:table-cell>
              <table:table-cell office:value-type="float" office:value="86.5984">
                <text:p>86.5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64.272">
                <text:p>164.272</text:p>
              </table:table-cell>
              <table:table-cell office:value-type="float" office:value="89.5817">
                <text:p>89.5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69.911">
                <text:p>169.911</text:p>
              </table:table-cell>
              <table:table-cell office:value-type="float" office:value="92.7775">
                <text:p>92.7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75.67">
                <text:p>175.67</text:p>
              </table:table-cell>
              <table:table-cell office:value-type="float" office:value="95.7448">
                <text:p>95.7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80.915">
                <text:p>180.915</text:p>
              </table:table-cell>
              <table:table-cell office:value-type="float" office:value="99.4787">
                <text:p>99.4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6.063">
                <text:p>186.063</text:p>
              </table:table-cell>
              <table:table-cell office:value-type="float" office:value="101.443">
                <text:p>101.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91.861">
                <text:p>191.861</text:p>
              </table:table-cell>
              <table:table-cell office:value-type="float" office:value="104.727">
                <text:p>104.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96.387">
                <text:p>196.387</text:p>
              </table:table-cell>
              <table:table-cell office:value-type="float" office:value="106.861">
                <text:p>106.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02.372">
                <text:p>202.372</text:p>
              </table:table-cell>
              <table:table-cell office:value-type="float" office:value="109.891">
                <text:p>109.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14.122">
                <text:p>214.122</text:p>
              </table:table-cell>
              <table:table-cell office:value-type="float" office:value="115.516">
                <text:p>115.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13.237">
                <text:p>213.237</text:p>
              </table:table-cell>
              <table:table-cell office:value-type="float" office:value="115.441">
                <text:p>115.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21.033">
                <text:p>221.033</text:p>
              </table:table-cell>
              <table:table-cell office:value-type="float" office:value="119.701">
                <text:p>119.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24.041">
                <text:p>224.041</text:p>
              </table:table-cell>
              <table:table-cell office:value-type="float" office:value="121.88">
                <text:p>12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29.833">
                <text:p>229.833</text:p>
              </table:table-cell>
              <table:table-cell office:value-type="float" office:value="125.374">
                <text:p>125.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36.406">
                <text:p>236.406</text:p>
              </table:table-cell>
              <table:table-cell office:value-type="float" office:value="127.06">
                <text:p>127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39.339">
                <text:p>239.339</text:p>
              </table:table-cell>
              <table:table-cell office:value-type="float" office:value="129.66">
                <text:p>129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46.885">
                <text:p>246.885</text:p>
              </table:table-cell>
              <table:table-cell office:value-type="float" office:value="133.619">
                <text:p>133.6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54.288">
                <text:p>254.288</text:p>
              </table:table-cell>
              <table:table-cell office:value-type="float" office:value="136.538">
                <text:p>136.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60.9">
                <text:p>260.9</text:p>
              </table:table-cell>
              <table:table-cell office:value-type="float" office:value="139.693">
                <text:p>139.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62.005">
                <text:p>262.005</text:p>
              </table:table-cell>
              <table:table-cell office:value-type="float" office:value="141.86">
                <text:p>141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68.828">
                <text:p>268.828</text:p>
              </table:table-cell>
              <table:table-cell office:value-type="float" office:value="144.529">
                <text:p>144.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72.966">
                <text:p>272.966</text:p>
              </table:table-cell>
              <table:table-cell office:value-type="float" office:value="147.43">
                <text:p>147.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78.236">
                <text:p>278.236</text:p>
              </table:table-cell>
              <table:table-cell office:value-type="float" office:value="150.828">
                <text:p>150.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82.184">
                <text:p>282.184</text:p>
              </table:table-cell>
              <table:table-cell office:value-type="float" office:value="152.945">
                <text:p>152.9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89.147">
                <text:p>289.147</text:p>
              </table:table-cell>
              <table:table-cell office:value-type="float" office:value="157.04">
                <text:p>15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00.352">
                <text:p>300.352</text:p>
              </table:table-cell>
              <table:table-cell office:value-type="float" office:value="158.957">
                <text:p>158.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00.601">
                <text:p>300.601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08.463">
                <text:p>308.463</text:p>
              </table:table-cell>
              <table:table-cell office:value-type="float" office:value="167.657">
                <text:p>167.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10.652">
                <text:p>310.652</text:p>
              </table:table-cell>
              <table:table-cell office:value-type="float" office:value="167.859">
                <text:p>167.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15.958">
                <text:p>315.958</text:p>
              </table:table-cell>
              <table:table-cell office:value-type="float" office:value="170.988">
                <text:p>170.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21.178">
                <text:p>321.178</text:p>
              </table:table-cell>
              <table:table-cell office:value-type="float" office:value="172.758">
                <text:p>172.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26.662">
                <text:p>326.662</text:p>
              </table:table-cell>
              <table:table-cell office:value-type="float" office:value="176.618">
                <text:p>176.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33.301">
                <text:p>333.301</text:p>
              </table:table-cell>
              <table:table-cell office:value-type="float" office:value="181.312">
                <text:p>181.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40.751">
                <text:p>340.751</text:p>
              </table:table-cell>
              <table:table-cell office:value-type="float" office:value="182.204">
                <text:p>182.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43.408">
                <text:p>343.408</text:p>
              </table:table-cell>
              <table:table-cell office:value-type="float" office:value="184.518">
                <text:p>184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49.098">
                <text:p>349.098</text:p>
              </table:table-cell>
              <table:table-cell office:value-type="float" office:value="186.419">
                <text:p>186.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55.662">
                <text:p>355.662</text:p>
              </table:table-cell>
              <table:table-cell office:value-type="float" office:value="190.812">
                <text:p>190.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61.519">
                <text:p>361.519</text:p>
              </table:table-cell>
              <table:table-cell office:value-type="float" office:value="193.988">
                <text:p>193.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67.107">
                <text:p>367.107</text:p>
              </table:table-cell>
              <table:table-cell office:value-type="float" office:value="199.921">
                <text:p>199.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71.736">
                <text:p>371.736</text:p>
              </table:table-cell>
              <table:table-cell office:value-type="float" office:value="200.248">
                <text:p>200.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78.771">
                <text:p>378.771</text:p>
              </table:table-cell>
              <table:table-cell office:value-type="float" office:value="201.637">
                <text:p>201.6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82.041">
                <text:p>382.041</text:p>
              </table:table-cell>
              <table:table-cell office:value-type="float" office:value="206.373">
                <text:p>206.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87.631">
                <text:p>387.631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92.503">
                <text:p>392.503</text:p>
              </table:table-cell>
              <table:table-cell office:value-type="float" office:value="210.751">
                <text:p>210.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99.702">
                <text:p>399.702</text:p>
              </table:table-cell>
              <table:table-cell office:value-type="float" office:value="214.179">
                <text:p>214.1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01.654">
                <text:p>401.654</text:p>
              </table:table-cell>
              <table:table-cell office:value-type="float" office:value="216.467">
                <text:p>216.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07.628">
                <text:p>407.628</text:p>
              </table:table-cell>
              <table:table-cell office:value-type="float" office:value="220.006">
                <text:p>220.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16.123">
                <text:p>416.123</text:p>
              </table:table-cell>
              <table:table-cell office:value-type="float" office:value="225.574">
                <text:p>225.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20.523">
                <text:p>420.523</text:p>
              </table:table-cell>
              <table:table-cell office:value-type="float" office:value="226.205">
                <text:p>226.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28.784">
                <text:p>428.784</text:p>
              </table:table-cell>
              <table:table-cell office:value-type="float" office:value="228.192">
                <text:p>228.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31.634">
                <text:p>431.634</text:p>
              </table:table-cell>
              <table:table-cell office:value-type="float" office:value="231.177">
                <text:p>231.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36.471">
                <text:p>436.471</text:p>
              </table:table-cell>
              <table:table-cell office:value-type="float" office:value="234.552">
                <text:p>234.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39.605">
                <text:p>439.605</text:p>
              </table:table-cell>
              <table:table-cell office:value-type="float" office:value="238.233">
                <text:p>238.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46.224">
                <text:p>446.224</text:p>
              </table:table-cell>
              <table:table-cell office:value-type="float" office:value="238.917">
                <text:p>238.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60.163">
                <text:p>460.163</text:p>
              </table:table-cell>
              <table:table-cell office:value-type="float" office:value="244.576">
                <text:p>244.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55.995">
                <text:p>455.995</text:p>
              </table:table-cell>
              <table:table-cell office:value-type="float" office:value="245.76">
                <text:p>245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462.069">
                <text:p>462.069</text:p>
              </table:table-cell>
              <table:table-cell office:value-type="float" office:value="250.275">
                <text:p>250.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69.741">
                <text:p>469.741</text:p>
              </table:table-cell>
              <table:table-cell office:value-type="float" office:value="250.066">
                <text:p>250.0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74.582">
                <text:p>474.582</text:p>
              </table:table-cell>
              <table:table-cell office:value-type="float" office:value="253.278">
                <text:p>253.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76.048">
                <text:p>476.048</text:p>
              </table:table-cell>
              <table:table-cell office:value-type="float" office:value="256.338">
                <text:p>256.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83.37">
                <text:p>483.37</text:p>
              </table:table-cell>
              <table:table-cell office:value-type="float" office:value="259.52">
                <text:p>259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90.908">
                <text:p>490.908</text:p>
              </table:table-cell>
              <table:table-cell office:value-type="float" office:value="263.255">
                <text:p>263.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02.954">
                <text:p>502.954</text:p>
              </table:table-cell>
              <table:table-cell office:value-type="float" office:value="276.519">
                <text:p>276.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1.949">
                <text:p>501.949</text:p>
              </table:table-cell>
              <table:table-cell office:value-type="float" office:value="268.163">
                <text:p>268.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05.246">
                <text:p>505.246</text:p>
              </table:table-cell>
              <table:table-cell office:value-type="float" office:value="271.075">
                <text:p>271.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11.593">
                <text:p>511.593</text:p>
              </table:table-cell>
              <table:table-cell office:value-type="float" office:value="276.773">
                <text:p>276.7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16.589">
                <text:p>516.589</text:p>
              </table:table-cell>
              <table:table-cell office:value-type="float" office:value="278.814">
                <text:p>278.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25.439">
                <text:p>525.439</text:p>
              </table:table-cell>
              <table:table-cell office:value-type="float" office:value="281.804">
                <text:p>281.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27.088">
                <text:p>527.088</text:p>
              </table:table-cell>
              <table:table-cell office:value-type="float" office:value="282.503">
                <text:p>282.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31.389">
                <text:p>531.389</text:p>
              </table:table-cell>
              <table:table-cell office:value-type="float" office:value="287.629">
                <text:p>287.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40.313">
                <text:p>540.313</text:p>
              </table:table-cell>
              <table:table-cell office:value-type="float" office:value="289.404">
                <text:p>289.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46.158">
                <text:p>546.158</text:p>
              </table:table-cell>
              <table:table-cell office:value-type="float" office:value="292.554">
                <text:p>292.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